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39f3" officeooo:paragraph-rsid="000a39f3"/>
    </style:style>
    <style:style style:name="P2" style:family="paragraph" style:parent-style-name="Standard">
      <style:text-properties officeooo:rsid="000adb89" officeooo:paragraph-rsid="000adb89"/>
    </style:style>
    <style:style style:name="P3" style:family="paragraph" style:parent-style-name="Standard">
      <style:text-properties officeooo:rsid="000adb89" officeooo:paragraph-rsid="000c1ac6"/>
    </style:style>
    <style:style style:name="P4" style:family="paragraph" style:parent-style-name="Standard">
      <style:text-properties officeooo:rsid="000adb89" officeooo:paragraph-rsid="000c460d"/>
    </style:style>
    <style:style style:name="P5" style:family="paragraph" style:parent-style-name="Standard">
      <style:text-properties officeooo:rsid="000c460d" officeooo:paragraph-rsid="000c460d"/>
    </style:style>
    <style:style style:name="P6" style:family="paragraph" style:parent-style-name="Standard">
      <style:text-properties officeooo:rsid="000e05f6" officeooo:paragraph-rsid="000e05f6"/>
    </style:style>
    <style:style style:name="P7" style:family="paragraph" style:parent-style-name="Standard">
      <style:text-properties officeooo:rsid="000e05f6" officeooo:paragraph-rsid="000fa38c"/>
    </style:style>
    <style:style style:name="P8" style:family="paragraph" style:parent-style-name="Standard">
      <style:text-properties officeooo:rsid="000fa38c" officeooo:paragraph-rsid="000fa38c"/>
    </style:style>
    <style:style style:name="P9" style:family="paragraph" style:parent-style-name="Standard">
      <style:text-properties officeooo:rsid="000c1ac6" officeooo:paragraph-rsid="000c1ac6"/>
    </style:style>
    <style:style style:name="P10" style:family="paragraph" style:parent-style-name="Standard">
      <style:text-properties officeooo:rsid="000fa38c" officeooo:paragraph-rsid="000fa38c"/>
    </style:style>
    <style:style style:name="P11" style:family="paragraph" style:parent-style-name="Standard">
      <style:text-properties officeooo:rsid="0011c2cf" officeooo:paragraph-rsid="0011c2cf"/>
    </style:style>
    <style:style style:name="P12" style:family="paragraph" style:parent-style-name="Preformatted_20_Text">
      <style:text-properties officeooo:rsid="000fa38c" officeooo:paragraph-rsid="000fa38c"/>
    </style:style>
    <style:style style:name="P13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0c1ac6"/>
    </style:style>
    <style:style style:name="T2" style:family="text">
      <style:text-properties officeooo:rsid="000c460d"/>
    </style:style>
    <style:style style:name="T3" style:family="text">
      <style:text-properties officeooo:rsid="000fa3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convertir en matriz:</text:p>
      <text:p text:style-name="Standard"/>
      <text:p text:style-name="Standard">mat3 = np.mat(a3)</text:p>
      <text:p text:style-name="Standard"/>
      <text:p text:style-name="Standard">import numpy.linalg as la</text:p>
      <text:p text:style-name="Standard"/>
      <text:p text:style-name="Standard">help(la)</text:p>
      <text:p text:style-name="Standard"/>
      <text:p text:style-name="Standard">np.trace(a3)</text:p>
      <text:p text:style-name="Standard"/>
      <text:p text:style-name="Standard">la.det(a3)</text:p>
      <text:p text:style-name="Standard"/>
      <text:p text:style-name="Standard">la.det(a3[:,:4])</text:p>
      <text:p text:style-name="Standard"/>
      <text:p text:style-name="Standard">la.inv(a3[:,:4])</text:p>
      <text:p text:style-name="Standard"/>
      <text:p text:style-name="Standard"/>
      <text:p text:style-name="Standard">import random</text:p>
      <text:p text:style-name="Standard"/>
      <text:p text:style-name="Standard">random.choices(['x', 'y', 'z'], k=10) </text:p>
      <text:p text:style-name="Standard"/>
      <text:p text:style-name="P2">(es distinto de:</text:p>
      <text:p text:style-name="P2">np.random.randint(5,7)</text:p>
      <text:p text:style-name="P2">np.random.randn(10)</text:p>
      <text:p text:style-name="P2">np.random.randn(3, 4) )</text:p>
      <text:p text:style-name="P2"/>
      <text:p text:style-name="P2">np.nan</text:p>
      <text:p text:style-name="P2"/>
      <text:p text:style-name="P9">DataFrames:</text:p>
      <text:p text:style-name="P3"/>
      <text:p text:style-name="P3">df.T →<text:span text:style-name="T1"> TRASPONER</text:span></text:p>
      <text:p text:style-name="P3">df.sum(axis=1) </text:p>
      <text:p text:style-name="P3">df.describe()</text:p>
      <text:p text:style-name="P9">df.shape()</text:p>
      <text:p text:style-name="P3"/>
      <text:p text:style-name="P3">df.index = list('abcdefghij') <text:span text:style-name="T1">(los índices son inmutables)</text:span></text:p>
      <text:p text:style-name="P3"/>
      <text:p text:style-name="P3">df.rename(lambda cosa: 'row_' + cosa ) →<text:span text:style-name="T1"> renombrar elemento a elemento del índice</text:span></text:p>
      <text:p text:style-name="P3"/>
      <text:p text:style-name="P3">df.drop('b')</text:p>
      <text:p text:style-name="P3">df.drop(list('acjhf'))</text:p>
      <text:p text:style-name="P3">df.drop('2nd language', axis=1)</text:p>
      <text:p text:style-name="P3">series.drop(['b', 'd'], inplace=True)</text:p>
      <text:p text:style-name="P3"/>
      <text:p text:style-name="P4">df[(df['visitors'] &gt; 1e5) &amp; (df['year'] &lt; 1950)] <text:tab/><text:span text:style-name="T2">&amp; | ~</text:span></text:p>
      <text:p text:style-name="P4"/>
      <text:p text:style-name="P4">np.sum(df)</text:p>
      <text:p text:style-name="P4"/>
      <text:p text:style-name="P4"><text:span text:style-name="T2">np.log10(df[['year', 'visitors']])</text:span><text:line-break/></text:p>
      <text:p text:style-name="P4"/>
      <text:p text:style-name="P4"/>
      <text:p text:style-name="P4"><text:soft-page-break/></text:p>
      <text:p text:style-name="P5">FUNCIONES:</text:p>
      <text:p text:style-name="P5"/>
      <text:p text:style-name="P5">def prettyfier(element):</text:p>
      <text:p text:style-name="P5"><text:s text:c="4"/>return 'This %s is pretty!' % element</text:p>
      <text:p text:style-name="P5"/>
      <text:p text:style-name="P5">df.applymap(prettyfier)</text:p>
      <text:p text:style-name="P5"/>
      <text:p text:style-name="P5">df[['year', 'visitors']].apply(lambda column: column.max()-column.min())</text:p>
      <text:p text:style-name="P5"/>
      <text:p text:style-name="P5">series.sort_index()<text:line-break/>series.sort_values()</text:p>
      <text:p text:style-name="P5">df.sort_values(by=['year', 'visitors'], <text:s/>ascending=[False, True])</text:p>
      <text:p text:style-name="P5"/>
      <text:p text:style-name="P5">series.rank(ascending=False, method='min', pct=True) <text:s/>→ percentage</text:p>
      <text:p text:style-name="P5"/>
      <text:p text:style-name="P5">df.mean()</text:p>
      <text:p text:style-name="P5">df.std()</text:p>
      <text:p text:style-name="P5">df.median()</text:p>
      <text:p text:style-name="P5"/>
      <text:p text:style-name="P5">df['province'].unique()</text:p>
      <text:p text:style-name="P5">df['cars'].value_counts(dropna=False)</text:p>
      <text:p text:style-name="P5"/>
      <text:p text:style-name="P5">df['province'].isin(['Madrid', 'Palencia'])</text:p>
      <text:p text:style-name="P5">df[df['province'].isin(['Madrid', 'Palencia'])]['cars']</text:p>
      <text:p text:style-name="P5"/>
      <text:p text:style-name="P6">HANDLING MISSING DATA:</text:p>
      <text:p text:style-name="P6"/>
      <text:p text:style-name="P6">df.dropna()</text:p>
      <text:p text:style-name="P7">df.dropna(axis=1)</text:p>
      <text:p text:style-name="P7"/>
      <text:p text:style-name="P6">df.fillna('tocoto')</text:p>
      <text:p text:style-name="P6">df.fillna({'cars': 10, 'diswashers' : 'ninguno'})</text:p>
      <text:p text:style-name="P6"/>
      <text:p text:style-name="P6"/>
      <text:p text:style-name="P6">df.dropna(subset=['diswashers', 'cars'], how='all', axis=1, thresh=5)</text:p>
      <text:p text:style-name="P6"/>
      <text:p text:style-name="P6">np.nan == np.nan →<text:span text:style-name="T3"> False</text:span></text:p>
      <text:p text:style-name="P6"/>
      <text:p text:style-name="P6">df['cars'].isnull().any()</text:p>
      <text:p text:style-name="P6">df['cars'].isnull().all()</text:p>
      <text:p text:style-name="P6"/>
      <text:p text:style-name="P8">rellenar con valores anteriores o posteriores:</text:p>
      <text:p text:style-name="P8"/>
      <text:p text:style-name="P8">df.ffill()</text:p>
      <text:p text:style-name="P8">df.bfill()</text:p>
      <text:p text:style-name="P8"/>
      <text:p text:style-name="P12"><text:s text:c="4"/>if self.exists():</text:p>
      <text:p text:style-name="Preformatted_20_Text"><text:s text:c="4"/><text:tab/>if self.if_exists == 'fail':</text:p>
      <text:p text:style-name="Preformatted_20_Text"><text:tab/><text:tab/>raise ValueError("Table '%s' already exists." % self.name)</text:p>
      <text:p text:style-name="Preformatted_20_Text"><text:s text:c="3"/><text:tab/> elif self.if_exists == 'replace':</text:p>
      <text:p text:style-name="P13"><text:s text:c="4"/><text:tab/><text:tab/>self.pd_sql.drop_table(self.name, self.schema)</text:p>
      <text:p text:style-name="P11"><text:soft-page-break/>dir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21:05:27.350892704</meta:creation-date>
    <dc:date>2019-05-29T23:36:20.680401147</dc:date>
    <meta:editing-duration>PT3H6M3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62" meta:word-count="164" meta:character-count="1731" meta:non-whitespace-character-count="1597"/>
  </office:meta>
</office:document-meta>
</file>